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Waarvoor is CSS Grid een vervanging?</text:p>
        </text:list-item>
      </text:list>
      <text:p text:style-name="Lijstalinea">Voor de flexbox</text:p>
      <text:list text:style-name="LFO1" text:continue-numbering="true">
        <text:list-item>
          <text:p text:style-name="P2">Beschrijf het verschil tussen CSS Grid en Flexbox.</text:p>
        </text:list-item>
      </text:list>
      <text:p text:style-name="Lijstalinea">De flexbox is ontworpen voor layout in 1 dimensie een rij of kolom en grid is ontworpen voor 2dimensionale lay out</text:p>
      <text:list text:style-name="LFO1" text:continue-numbering="true">
        <text:list-item>
          <text:p text:style-name="P3">Hoe maak /<text:s/>creëer je een grid?</text:p>
        </text:list-item>
      </text:list>
      <text:p text:style-name="Lijstalinea">Met de eigenschap display grid</text:p>
      <text:list text:style-name="LFO1" text:continue-numbering="true">
        <text:list-item>
          <text:p text:style-name="P4">Beschrijf het verschil tussen een grid-container en een grid-item.</text:p>
        </text:list-item>
      </text:list>
      <text:p text:style-name="Lijstalinea">De grid item is de child in de container</text:p>
      <text:p text:style-name="Lijstalinea"/>
      <text:list text:style-name="LFO1" text:continue-numbering="true">
        <text:list-item>
          <text:p text:style-name="P5">Wat zijn grid-lines?</text:p>
        </text:list-item>
      </text:list>
      <text:p text:style-name="Lijstalinea">Dat zijn de lijnen die je maakt met css</text:p>
      <text:list text:style-name="LFO1" text:continue-numbering="true">
        <text:list-item>
          <text:p text:style-name="P6">Kan een grid-cell gelijk zijn aan een grid-area? Waarom wel of waarom niet?</text:p>
        </text:list-item>
      </text:list>
      <text:p text:style-name="Lijstalinea">Het kan wel want ze horen bij elkaar</text:p>
      <text:list text:style-name="LFO1" text:continue-numbering="true">
        <text:list-item>
          <text:p text:style-name="P7">Wat doet de ‘fr’-unit?<text:s/></text:p>
        </text:list-item>
      </text:list>
      <text:p text:style-name="Lijstalinea">De fr units maakt flexibel grids</text:p>
      <text:list text:style-name="LFO1" text:continue-numbering="true">
        <text:list-item>
          <text:p text:style-name="P8">Stel: je hebt een scherm van 1000px breed. Je hebt een grid met drie kolommen, die als volgt<text:s/>gedefinieerd zijn:<text:s/>“grid-template-columns: 300px 1fr 300px”. Hoe breed is de tweede kolom?</text:p>
        </text:list-item>
      </text:list>
      <text:p text:style-name="Lijstalinea">350px<text:tab/></text:p>
      <text:list text:style-name="LFO1" text:continue-numbering="true">
        <text:list-item>
          <text:p text:style-name="P9">Hoe breed is de tweede kolom als het scherm 1200px breed is?</text:p>
        </text:list-item>
      </text:list>
      <text:p text:style-name="Lijstalinea">400px<text:tab/></text:p>
      <text:list text:style-name="LFO1" text:continue-numbering="true">
        <text:list-item>
          <text:p text:style-name="P10">Stel: je hebt een scherm van 1000px breed. Je hebt een grid met drie kolommen, die als volgt<text:s/>gedefinieerd zijn: “grid-template-columns: 2fr 1fr 2fr”. Hoe breed is de tweede kolom?</text:p>
        </text:list-item>
        <text:list-item>
          <text:p text:style-name="P11">Stel: je hebt een scherm van 1000px breed. Je hebt een grid met drie kolommen, die als volgt<text:s/>gedefinieerd zijn: “grid-template-columns: 2fr 1fr 300px”. Hoe breed is de eerste kolom?</text:p>
        </text:list-item>
      </text:list>
      <text:p text:style-name="Lijstalinea">333px</text:p>
      <text:list text:style-name="LFO1" text:continue-numbering="true">
        <text:list-item>
          <text:p text:style-name="P12">Wat betekent de “-1” in “grid-row: 2 / -1”?</text:p>
        </text:list-item>
      </text:list>
      <text:p text:style-name="Lijstalinea">-1 is de column die onder een column ligt</text:p>
      <text:p text:style-name="Standaard"><text:s text:c="6"/>13.<text:s text:c="2"/>Welke code is / zijn syntactisch correct?</text:p>
      <text:p text:style-name="Standaard"><text:tab/>B</text:p>
      <text:p text:style-name="P13">a. grid-template-columns: 150px 150px 400px;</text:p>
      <text:p text:style-name="P14">b. grid-template-columns: repeat(3, [start end] 1fr [start-end]);</text:p>
      <text:p text:style-name="P15">c. grid-template-columns: [a] 1fr [b c d e] 1fr;</text:p>
      <text:p text:style-name="Standaard">14. Welke code is / zijn syntactisch correct?</text:p>
      <text:p text:style-name="Standaard"><text:tab/>a</text:p>
      <text:p text:style-name="P16">a. grid-column: start-end 3 / span 2;</text:p>
      <text:p text:style-name="P17">b. grid-column: start-end-3 / span 2;</text:p>
      <text:p text:style-name="P18">c. grid-column: start-end 3 / start-end 4;</text:p>
      <text:p text:style-name="P19">d. grid-column: span 2 / start-end 4;</text:p>
      <text:p text:style-name="Standaard">15. Wat doet de property “grid-auto-rows”?<text:s/></text:p>
      <text:p text:style-name="Standaard">Dat maakt automatisch grid rijen</text:p>
      <text:p text:style-name="Standaard"/>
      <text:p text:style-name="Standaard">16. Wat doet “max-content”?</text:p>
      <text:p text:style-name="Standaard">De hoeveelheid content dat er in kan</text:p>
      <text:p text:style-name="Standaard"/>
      <text:p text:style-name="Standaard">17. Wat doet “min-content”?</text:p>
      <text:p text:style-name="Standaard">Wat de minimun content is dat er in kan</text:p>
      <text:p text:style-name="Standaard">28. Wat is de “minmax()” functie? Geef een voorbeeld, inclusief code en afbeelding.</text:p>
      <text:p text:style-name="Standaard">definieert een<text:s/>max<text:s/>groter dan of gelijk aan min en kleiner dan of gelijk aan ma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1-09T09:58:00Z</meta:creation-date>
    <dc:date>2022-11-14T10:10:00Z</dc:date>
    <meta:template xlink:href="Normal.dotm" xlink:type="simple"/>
    <meta:editing-cycles>3</meta:editing-cycles>
    <meta:editing-duration>PT15000S</meta:editing-duration>
    <meta:document-statistic meta:page-count="2" meta:paragraph-count="4" meta:word-count="328" meta:character-count="2130" meta:row-count="15" meta:non-whitespace-character-count="1806"/>
  </office:meta>
</office:document-meta>
</file>